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toPlugins.create( Class &lt; T &gt; pluginType ,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MockitoPlugins.getDefaultPlugin( Class &lt; T &gt; plugi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ckitoPlugins.getInlineMoc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Plugins.getDefaultPluginClass( String classOr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